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d7885" officeooo:paragraph-rsid="001d7885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1d7885" officeooo:paragraph-rsid="002051f7"/>
    </style:style>
    <style:style style:name="P4" style:family="paragraph" style:parent-style-name="Text_20_body">
      <style:text-properties officeooo:rsid="00247718" officeooo:paragraph-rsid="00247718"/>
    </style:style>
    <style:style style:name="P5" style:family="paragraph" style:parent-style-name="Text_20_body">
      <style:text-properties fo:font-style="italic" officeooo:rsid="00247718" officeooo:paragraph-rsid="00247718" style:font-style-asian="italic" style:font-style-complex="italic"/>
    </style:style>
    <style:style style:name="P6" style:family="paragraph" style:parent-style-name="Heading_20_1">
      <style:text-properties style:use-window-font-color="true" style:font-name="Liberation Sans" fo:font-size="18.2000007629395pt" fo:font-weight="bold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P7" style:family="paragraph" style:parent-style-name="Text_20_body">
      <style:text-properties officeooo:rsid="00268d20" officeooo:paragraph-rsid="002610cf"/>
    </style:style>
    <style:style style:name="P8" style:family="paragraph" style:parent-style-name="Text_20_body">
      <style:paragraph-properties fo:line-height="100%"/>
      <style:text-properties officeooo:rsid="0024d597" officeooo:paragraph-rsid="002610cf"/>
    </style:style>
    <style:style style:name="P9" style:family="paragraph" style:parent-style-name="Text_20_body">
      <style:text-properties officeooo:rsid="0024d597" officeooo:paragraph-rsid="002610cf"/>
    </style:style>
    <style:style style:name="T1" style:family="text">
      <style:text-properties officeooo:rsid="001da6a5"/>
    </style:style>
    <style:style style:name="T2" style:family="text">
      <style:text-properties officeooo:rsid="002000ad"/>
    </style:style>
    <style:style style:name="T3" style:family="text">
      <style:text-properties officeooo:rsid="002051f7"/>
    </style:style>
    <style:style style:name="T4" style:family="text">
      <style:text-properties officeooo:rsid="0021ddc3"/>
    </style:style>
    <style:style style:name="T5" style:family="text">
      <style:text-properties style:use-window-font-color="true" style:font-name="Liberation Sans" fo:font-size="16.1000003814697pt" fo:font-weight="bold" style:font-name-asian="Droid Sans Fallback" style:font-size-asian="16.1000003814697pt" style:font-weight-asian="bold" style:font-name-complex="Noto Sans Devanagari" style:font-size-complex="16.1000003814697pt" style:font-weight-complex="bold"/>
    </style:style>
    <style:style style:name="T6" style:family="text">
      <style:text-properties officeooo:rsid="0025e2bb"/>
    </style:style>
    <style:style style:name="T7" style:family="text">
      <style:text-properties officeooo:rsid="0024d5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oc-mark-start text:id="IMark94924585604696" text:outline-level="1"/>C <text:span text:style-name="T6">Interview preparation</text:span><text:toc-mark-end text:id="IMark94924585604696"/></text:p>
      <text:h text:style-name="P6" text:outline-level="1"><text:toc-mark-start text:id="IMark94924578005464" text:outline-level="1"/>BIT <text:alphabetical-index-mark-start text:id="IMark94924585604696"/>Manipulation<text:alphabetical-index-mark-end text:id="IMark94924585604696"/><text:toc-mark-end text:id="IMark94924578005464"/></text:h>
      <text:h text:style-name="Heading_20_2" text:outline-level="2"><text:bookmark-start text:name="__RefHeading___Toc108_4009595794"/>1’s <text:span text:style-name="T5">compliment</text:span><text:bookmark-end text:name="__RefHeading___Toc108_4009595794"/></text:h>
      <text:p text:style-name="P2"><text:span text:style-name="T2">int</text:span> 1_comlement(int num)</text:p>
      <text:p text:style-name="P2">{</text:p>
      <text:p text:style-name="P2"><text:tab/>return (~num);<text:line-break/>}</text:p>
      <text:h text:style-name="Heading_20_2" text:outline-level="2"><text:bookmark-start text:name="__RefHeading___Toc110_4009595794"/>2’s compliment<text:bookmark-end text:name="__RefHeading___Toc110_4009595794"/></text:h>
      <text:p text:style-name="P2"><text:span text:style-name="T2">int</text:span> <text:span text:style-name="T2">2</text:span>_comlement(int num)</text:p>
      <text:p text:style-name="P2">{</text:p>
      <text:p text:style-name="P2"><text:tab/>return (~num <text:span text:style-name="T2">+ 1</text:span>);<text:line-break/>}</text:p>
      <text:h text:style-name="Heading_20_2" text:outline-level="2"><text:bookmark-start text:name="__RefHeading___Toc112_4009595794"/>Set nth bit<text:bookmark-end text:name="__RefHeading___Toc112_4009595794"/></text:h>
      <text:p text:style-name="P2"><text:span text:style-name="T2">int</text:span> <text:span text:style-name="T2">SetBit</text:span>(int num, <text:span text:style-name="T2">char n</text:span>)</text:p>
      <text:p text:style-name="P2">{</text:p>
      <text:p text:style-name="P2"><text:tab/>return (<text:span text:style-name="T2">num | 1&lt;&lt;n</text:span>);<text:line-break/>}</text:p>
      <text:h text:style-name="Heading_20_2" text:outline-level="2"><text:bookmark-start text:name="__RefHeading___Toc114_4009595794"/>Clear nth bit<text:bookmark-end text:name="__RefHeading___Toc114_4009595794"/></text:h>
      <text:p text:style-name="P2"><text:span text:style-name="T2">int</text:span> <text:span text:style-name="T2">ClearBit</text:span>(int num, <text:span text:style-name="T2">char n</text:span>)</text:p>
      <text:p text:style-name="P2">{</text:p>
      <text:p text:style-name="P2"><text:tab/>return (<text:span text:style-name="T2">num &amp; (~(1&lt;&lt;n))</text:span>);<text:line-break/>}</text:p>
      <text:h text:style-name="Heading_20_2" text:outline-level="2"><text:bookmark-start text:name="__RefHeading___Toc116_4009595794"/>Toggle nth bit<text:bookmark-end text:name="__RefHeading___Toc116_4009595794"/></text:h>
      <text:p text:style-name="P2"><text:span text:style-name="T2">int</text:span> <text:span text:style-name="T2">ToggleBit</text:span>(int num, <text:span text:style-name="T2">char n</text:span>)</text:p>
      <text:p text:style-name="P2">{</text:p>
      <text:p text:style-name="P2"><text:tab/>return (<text:span text:style-name="T2">num ^ (1&lt;&lt;n)</text:span>);<text:line-break/>}</text:p>
      <text:h text:style-name="Heading_20_2" text:outline-level="2"><text:bookmark-start text:name="__RefHeading___Toc118_4009595794"/>Check if nth bit is set or not<text:bookmark-end text:name="__RefHeading___Toc118_4009595794"/></text:h>
      <text:p text:style-name="P2"><text:span text:style-name="T2">int</text:span> <text:span text:style-name="T2">IsSetBit</text:span>(int num, <text:span text:style-name="T2">char n</text:span>)</text:p>
      <text:p text:style-name="P2">{</text:p>
      <text:p text:style-name="P2"><text:tab/>return (num <text:span text:style-name="T2">&amp; (1&lt;&lt;n)</text:span>);<text:line-break/>}</text:p>
      <text:h text:style-name="Heading_20_2" text:outline-level="2"><text:bookmark-start text:name="__RefHeading___Toc120_4009595794"/>Stripping lowest set bit<text:bookmark-end text:name="__RefHeading___Toc120_4009595794"/></text:h>
      <text:p text:style-name="P2"><text:span text:style-name="T2">int</text:span> <text:span text:style-name="T2">ClearLowestSetBit</text:span>(int num)</text:p>
      <text:p text:style-name="P2"><text:soft-page-break/>{</text:p>
      <text:p text:style-name="P2"><text:tab/>return (num <text:span text:style-name="T3">&amp; (num-1)</text:span>)<text:line-break/>}</text:p>
      <text:h text:style-name="Heading_20_2" text:outline-level="2"><text:bookmark-start text:name="__RefHeading___Toc122_4009595794"/>Get lowest set bit<text:bookmark-end text:name="__RefHeading___Toc122_4009595794"/></text:h>
      <text:p text:style-name="P2"><text:span text:style-name="T3">int</text:span> <text:span text:style-name="T2">GetLowestSetBit</text:span>(int num)</text:p>
      <text:p text:style-name="P2">{</text:p>
      <text:p text:style-name="P2"><text:tab/>return (<text:span text:style-name="T3">num &amp; (-num)</text:span>)<text:line-break/>}</text:p>
      <text:h text:style-name="Heading_20_2" text:outline-level="2"><text:bookmark-start text:name="__RefHeading___Toc124_4009595794"/>Clear all bits from msb to nth bit<text:bookmark-end text:name="__RefHeading___Toc124_4009595794"/></text:h>
      <text:p text:style-name="P2">void <text:span text:style-name="T2">ClearMSBToNBit</text:span>(int num, <text:span text:style-name="T4">char n</text:span>)</text:p>
      <text:p text:style-name="P2">{</text:p>
      <text:p text:style-name="P2"><text:tab/>return (num <text:span text:style-name="T4">&amp; (1&lt;&lt;n)-1</text:span>)<text:line-break/>}</text:p>
      <text:h text:style-name="Heading_20_2" text:outline-level="2"><text:bookmark-start text:name="__RefHeading___Toc126_4009595794"/>Count no of set bits<text:bookmark-end text:name="__RefHeading___Toc126_4009595794"/></text:h>
      <text:p text:style-name="P2">void <text:span text:style-name="T2">CountSetBits</text:span>(int num)</text:p>
      <text:p text:style-name="P2">{</text:p>
      <text:p text:style-name="P3"><text:tab/><text:span text:style-name="T3">int count;</text:span></text:p>
      <text:p text:style-name="P3"><text:tab/><text:span text:style-name="T3">while(num)</text:span></text:p>
      <text:p text:style-name="P3"><text:tab/><text:span text:style-name="T3">{</text:span></text:p>
      <text:p text:style-name="P3"><text:tab/><text:tab/><text:span text:style-name="T3">num &amp; (num-1);</text:span></text:p>
      <text:p text:style-name="P3"><text:tab/><text:tab/><text:span text:style-name="T3">count++;</text:span></text:p>
      <text:p text:style-name="P3"><text:tab/><text:span text:style-name="T3">}</text:span></text:p>
      <text:p text:style-name="P3"><text:tab/>return (<text:span text:style-name="T3">count</text:span>)</text:p>
      <text:p text:style-name="P2">}</text:p>
      <text:h text:style-name="Heading_20_2" text:outline-level="2"><text:bookmark-start text:name="__RefHeading___Toc128_4009595794"/>Check if a number is power of 2<text:bookmark-end text:name="__RefHeading___Toc128_4009595794"/></text:h>
      <text:p text:style-name="P2">void <text:span text:style-name="T1">IsPower2</text:span>(int <text:span text:style-name="T1">X</text:span>)</text:p>
      <text:p text:style-name="P2">{</text:p>
      <text:p text:style-name="P2"><text:tab/>return <text:span text:style-name="T1">X &amp;&amp; </text:span>!(<text:span text:style-name="T1">X&amp;X-1</text:span>);<text:line-break/>}</text:p>
      <text:h text:style-name="Heading_20_2" text:outline-level="2"><text:bookmark-start text:name="__RefHeading___Toc130_4009595794"/>Divide by 2<text:bookmark-end text:name="__RefHeading___Toc130_4009595794"/></text:h>
      <text:p text:style-name="P1">X&gt;&gt;=1</text:p>
      <text:h text:style-name="Heading_20_2" text:outline-level="2"><text:bookmark-start text:name="__RefHeading___Toc132_4009595794"/>multiply by 2<text:tab/><text:bookmark-end text:name="__RefHeading___Toc132_4009595794"/></text:h>
      <text:p text:style-name="P1">X&lt;&lt;=1</text:p>
      <text:p text:style-name="P1"/>
      <text:h text:style-name="Heading_20_2" text:outline-level="2">Nibble Swap</text:h>
      <text:p text:style-name="P4">Int NibbleSwap(int num)</text:p>
      <text:p text:style-name="P4">{</text:p>
      <text:p text:style-name="P4"><text:soft-page-break/><text:tab/>return(num = (((num&lt;&lt;4)&amp; FF00) | ((num&gt;&gt; 4) &amp; 00FF));</text:p>
      <text:p text:style-name="P4">}</text:p>
      <text:h text:style-name="Heading_20_2" text:outline-level="2">Byte swap</text:h>
      <text:p text:style-name="P5">Int ByteSwap(int num)</text:p>
      <text:p text:style-name="P5">{</text:p>
      <text:p text:style-name="P5"><text:tab/>return(num = (((num&lt;&lt;8)&amp; FF00) | ((num&gt;&gt; 8) &amp; 00FF));</text:p>
      <text:p text:style-name="P5">}</text:p>
      <text:p text:style-name="P5"/>
      <text:h text:style-name="Heading_20_1" text:outline-level="1">Pointers</text:h>
      <text:h text:style-name="Heading_20_2" text:outline-level="2">Dangling pointer</text:h>
      <text:h text:style-name="Heading_20_2" text:outline-level="2">Wild pointer</text:h>
      <text:h text:style-name="Heading_20_2" text:outline-level="2">NULL pointer</text:h>
      <text:h text:style-name="Heading_20_2" text:outline-level="2">Void pointer</text:h>
      <text:h text:style-name="Heading_20_2" text:outline-level="2">Array of pointers</text:h>
      <text:h text:style-name="Heading_20_2" text:outline-level="2">Pointer to array</text:h>
      <text:h text:style-name="Heading_20_1" text:outline-level="1"><text:toc-mark-start text:id="IMark94924584973096" text:outline-level="1"/><text:span text:style-name="T7">String</text:span> <text:alphabetical-index-mark-start text:id="IMark94924577786072"/>Manipulation<text:alphabetical-index-mark-end text:id="IMark94924577786072"/><text:toc-mark-end text:id="IMark94924584973096"/></text:h>
      <text:h text:style-name="Heading_20_2" text:outline-level="2">Swap 2 numbers</text:h>
      <text:h text:style-name="Heading_20_3" text:outline-level="3">Method 1: Temporary Variable</text:h>
      <text:p text:style-name="P8">temp = x;</text:p>
      <text:p text:style-name="P8">x = y;</text:p>
      <text:p text:style-name="P8">y = temp;</text:p>
      <text:h text:style-name="Heading_20_3" text:outline-level="3">Method 2: Using pointer</text:h>
      <text:p text:style-name="P8">void Swap(int *a, int *b)</text:p>
      <text:p text:style-name="P8">{</text:p>
      <text:p text:style-name="P8"><text:soft-page-break/><text:tab/>int temp;</text:p>
      <text:p text:style-name="P8"><text:tab/>temp = *a;</text:p>
      <text:p text:style-name="P8"><text:tab/>*a = *b;</text:p>
      <text:p text:style-name="P8"><text:tab/>*b = temp;</text:p>
      <text:p text:style-name="P8">}</text:p>
      <text:h text:style-name="Heading_20_3" text:outline-level="3">Method 3: Arithmetic</text:h>
      <text:p text:style-name="P9">x = x+y;</text:p>
      <text:p text:style-name="P9">y = x-y;</text:p>
      <text:p text:style-name="P9">x = x-y;</text:p>
      <text:h text:style-name="Heading_20_3" text:outline-level="3"><text:span text:style-name="T7">Method 4: X-OR</text:span><text:tab/></text:h>
      <text:p text:style-name="P9">x = x ^ y;</text:p>
      <text:p text:style-name="P9">y = x ^ y;</text:p>
      <text:p text:style-name="P9">x = x ^ y;</text:p>
      <text:h text:style-name="Heading_20_2" text:outline-level="2">Reverse strings</text:h>
      <text:p text:style-name="P7">Int len = strln(string);</text:p>
      <text:p text:style-name="P7">For (i=0;i&lt;len;i++)</text:p>
      <text:p text:style-name="P7">{</text:p>
      <text:p text:style-name="P7"><text:tab/>swap(srting[i],string[len -i-1]);</text:p>
      <text:p text:style-name="P7">}</text:p>
      <text:h text:style-name="Heading_20_2" text:outline-level="2">Swap 2 strings</text:h>
      <text:h text:style-name="Heading_20_3" text:outline-level="3">Method 1: Temporary array</text:h>
      <text:h text:style-name="Heading_20_3" text:outline-level="3">Method 2: Pointer</text:h>
      <text:p text:style-name="P7">Void swap_string(int **a, int **b) // Swap logic can be changed to X-OR operation as well.</text:p>
      <text:p text:style-name="P7">{</text:p>
      <text:p text:style-name="P7"><text:tab/>int *p;</text:p>
      <text:p text:style-name="P7"><text:tab/>p = *a;</text:p>
      <text:p text:style-name="P7"><text:tab/>*a = *b;</text:p>
      <text:p text:style-name="P7"><text:soft-page-break/><text:tab/>*b = p;</text:p>
      <text:p text:style-name="P7">}</text:p>
      <text:p text:style-name="P7">Note: String pointers to be passed to double pointer only then the pointers will be changed out side swap_string fun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IN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7:42:45.300556724</meta:creation-date>
    <dc:date>2018-01-13T23:15:42.063289165</dc:date>
    <meta:editing-duration>PT50M1S</meta:editing-duration>
    <meta:editing-cycles>5</meta:editing-cycles>
    <meta:generator>LibreOffice/5.3.6.1$Linux_X86_64 LibreOffice_project/30m0$Build-1</meta:generator>
    <meta:document-statistic meta:table-count="0" meta:image-count="0" meta:object-count="0" meta:page-count="5" meta:paragraph-count="113" meta:word-count="365" meta:character-count="1848" meta:non-whitespace-character-count="1564"/>
  </office:meta>
</office:document-meta>
</file>